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style:font-name="sans-serif" fo:font-size="13.5pt" officeooo:paragraph-rsid="0015954d"/>
    </style:style>
    <style:style style:name="P3" style:family="paragraph" style:parent-style-name="Standard" style:list-style-name="L1"/>
    <style:style style:name="P4" style:family="paragraph" style:parent-style-name="Standard">
      <style:text-properties style:font-name="Liberation Serif" fo:font-size="13.5pt"/>
    </style:style>
    <style:style style:name="P5" style:family="paragraph" style:parent-style-name="Standard">
      <style:text-properties style:font-name="Liberation Serif" fo:font-size="13.5pt" fo:font-weight="normal" style:font-weight-asian="normal" style:font-weight-complex="normal"/>
    </style:style>
    <style:style style:name="P6" style:family="paragraph" style:parent-style-name="Standard">
      <style:text-properties style:font-name="Liberation Serif" fo:font-size="13.5pt" officeooo:paragraph-rsid="0010487f"/>
    </style:style>
    <style:style style:name="P7" style:family="paragraph" style:parent-style-name="Standard">
      <style:text-properties style:font-name="Liberation Serif" fo:font-size="13.5pt" officeooo:paragraph-rsid="0011f96f"/>
    </style:style>
    <style:style style:name="P8" style:family="paragraph" style:parent-style-name="Standard">
      <style:text-properties style:font-name="Liberation Serif" fo:font-size="13.5pt" officeooo:rsid="0014d34b" officeooo:paragraph-rsid="0016415c"/>
    </style:style>
    <style:style style:name="P9" style:family="paragraph" style:parent-style-name="Standard">
      <style:text-properties style:font-name="Liberation Serif" fo:font-size="13.5pt" officeooo:rsid="00182d42" officeooo:paragraph-rsid="0019647f"/>
    </style:style>
    <style:style style:name="P10" style:family="paragraph" style:parent-style-name="Standard">
      <style:text-properties style:font-name="Liberation Serif" fo:font-size="13.5pt" officeooo:paragraph-rsid="0015954d"/>
    </style:style>
    <style:style style:name="P11" style:family="paragraph" style:parent-style-name="Standard" style:list-style-name="L1">
      <style:text-properties style:font-name="Liberation Serif" fo:font-weight="normal" style:font-weight-asian="normal" style:font-weight-complex="normal"/>
    </style:style>
    <style:style style:name="P12" style:family="paragraph" style:parent-style-name="Standard" style:list-style-name="L3">
      <style:text-properties style:font-name="Liberation Serif" fo:font-weight="normal" officeooo:rsid="001baa87" officeooo:paragraph-rsid="001baa87" style:font-weight-asian="normal" style:font-weight-complex="normal"/>
    </style:style>
    <style:style style:name="P13" style:family="paragraph" style:parent-style-name="Standard">
      <style:text-properties style:font-name="Liberation Serif" officeooo:rsid="00117dd0" officeooo:paragraph-rsid="00117dd0"/>
    </style:style>
    <style:style style:name="P14" style:family="paragraph" style:parent-style-name="Standard">
      <style:text-properties style:font-name="Liberation Serif" officeooo:rsid="001b33e8" officeooo:paragraph-rsid="001baa87"/>
    </style:style>
    <style:style style:name="P15" style:family="paragraph" style:parent-style-name="Standard">
      <style:text-properties officeooo:paragraph-rsid="0010487f"/>
    </style:style>
    <style:style style:name="P16" style:family="paragraph" style:parent-style-name="Standard" style:list-style-name="L2">
      <style:text-properties officeooo:paragraph-rsid="0010487f"/>
    </style:style>
    <style:style style:name="P17" style:family="paragraph" style:parent-style-name="Standard" style:list-style-name="L3">
      <style:text-properties officeooo:paragraph-rsid="0010487f"/>
    </style:style>
    <style:style style:name="P18" style:family="paragraph" style:parent-style-name="Standard" style:list-style-name="L3">
      <style:text-properties officeooo:paragraph-rsid="001baa87"/>
    </style:style>
    <style:style style:name="P19" style:family="paragraph" style:parent-style-name="Standard" style:list-style-name="L4">
      <style:text-properties officeooo:paragraph-rsid="00117dd0"/>
    </style:style>
    <style:style style:name="P20" style:family="paragraph" style:parent-style-name="Standard" style:list-style-name="L4">
      <style:text-properties officeooo:paragraph-rsid="0011f96f"/>
    </style:style>
    <style:style style:name="P21" style:family="paragraph" style:parent-style-name="Standard">
      <style:text-properties officeooo:paragraph-rsid="0011f96f"/>
    </style:style>
    <style:style style:name="P22" style:family="paragraph" style:parent-style-name="Standard">
      <style:text-properties officeooo:rsid="0013a1b6" officeooo:paragraph-rsid="0013a1b6"/>
    </style:style>
    <style:style style:name="P23" style:family="paragraph" style:parent-style-name="Standard">
      <style:text-properties officeooo:rsid="001baa87" officeooo:paragraph-rsid="001baa87"/>
    </style:style>
    <style:style style:name="T1" style:family="text">
      <style:text-properties officeooo:rsid="000d2d9d"/>
    </style:style>
    <style:style style:name="T2" style:family="text">
      <style:text-properties style:font-size-asian="11.3500003814697pt" style:font-size-complex="13pt"/>
    </style:style>
    <style:style style:name="T3" style:family="text">
      <style:text-properties fo:font-size="13.5pt"/>
    </style:style>
    <style:style style:name="T4" style:family="text">
      <style:text-properties fo:font-size="13.5pt" style:font-size-asian="13.5pt" style:font-size-complex="13.5pt"/>
    </style:style>
    <style:style style:name="T5" style:family="text">
      <style:text-properties fo:font-size="13.5pt" officeooo:rsid="000d2d9d" style:font-size-asian="13.5pt" style:font-size-complex="13.5pt"/>
    </style:style>
    <style:style style:name="T6" style:family="text">
      <style:text-properties fo:font-size="13.5pt" officeooo:rsid="000eb2f3" style:font-size-asian="13.5pt" style:font-size-complex="13.5pt"/>
    </style:style>
    <style:style style:name="T7" style:family="text">
      <style:text-properties fo:font-size="13.5pt" officeooo:rsid="0010487f" style:font-size-asian="13.5pt" style:font-size-complex="13.5pt"/>
    </style:style>
    <style:style style:name="T8" style:family="text">
      <style:text-properties fo:font-size="13.5pt" officeooo:rsid="00117dd0" style:font-size-asian="13.5pt" style:font-size-complex="13.5pt"/>
    </style:style>
    <style:style style:name="T9" style:family="text">
      <style:text-properties fo:font-size="13.5pt" officeooo:rsid="001baa87" style:font-size-asian="13.5pt" style:font-size-complex="13.5pt"/>
    </style:style>
    <style:style style:name="T10" style:family="text">
      <style:text-properties style:font-name="Liberation Serif" fo:font-size="13.5pt" fo:font-weight="normal" style:font-weight-asian="normal" style:font-weight-complex="normal"/>
    </style:style>
    <style:style style:name="T11" style:family="text">
      <style:text-properties style:font-name="Liberation Serif" fo:font-size="13.5pt" fo:font-weight="normal" style:font-size-asian="13.5pt" style:font-weight-asian="normal" style:font-size-complex="13.5pt" style:font-weight-complex="normal"/>
    </style:style>
    <style:style style:name="T12" style:family="text">
      <style:text-properties style:font-name="Liberation Serif" fo:font-size="13.5pt" fo:font-weight="normal" officeooo:rsid="0010487f" style:font-size-asian="13.5pt" style:font-weight-asian="normal" style:font-size-complex="13.5pt" style:font-weight-complex="normal"/>
    </style:style>
    <style:style style:name="T13" style:family="text">
      <style:text-properties style:font-name="Liberation Serif" fo:font-size="13.5pt" style:font-size-asian="13.5pt" style:font-size-complex="13.5pt"/>
    </style:style>
    <style:style style:name="T14" style:family="text">
      <style:text-properties style:font-name="Liberation Serif" fo:font-size="13.5pt" officeooo:rsid="00117dd0" style:font-size-asian="13.5pt" style:font-size-complex="13.5pt"/>
    </style:style>
    <style:style style:name="T15" style:family="text">
      <style:text-properties style:font-name="Liberation Serif" fo:font-size="13.5pt" officeooo:rsid="0011f96f" style:font-size-asian="13.5pt" style:font-size-complex="13.5pt"/>
    </style:style>
    <style:style style:name="T16" style:family="text">
      <style:text-properties style:font-name="Liberation Serif" fo:font-size="13.5pt" fo:font-weight="bold" style:font-size-asian="13.5pt" style:font-weight-asian="bold" style:font-size-complex="13.5pt" style:font-weight-complex="bold"/>
    </style:style>
    <style:style style:name="T17" style:family="text">
      <style:text-properties officeooo:rsid="0010487f" style:font-size-asian="13.5pt" style:font-size-complex="13.5pt"/>
    </style:style>
    <style:style style:name="T18" style:family="text">
      <style:text-properties officeooo:rsid="00117dd0" style:font-size-asian="13.5pt" style:font-size-complex="13.5pt"/>
    </style:style>
    <style:style style:name="T19" style:family="text">
      <style:text-properties fo:font-weight="bold" officeooo:rsid="0019647f" style:font-weight-asian="bold" style:font-weight-complex="bold"/>
    </style:style>
    <style:style style:name="T20" style:family="text">
      <style:text-properties officeooo:rsid="0016415c"/>
    </style:style>
    <style:style style:name="T21" style:family="text">
      <style:text-properties officeooo:rsid="0019647f"/>
    </style:style>
    <style:style style:name="T22" style:family="text">
      <style:text-properties fo:font-size="13pt" style:font-size-asian="11.3500003814697pt" style:font-size-complex="13pt"/>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ssignment 5.1</text:span></text:p>
      <text:p text:style-name="P1"/>
      <text:p text:style-name="P5"><text:span text:style-name="T2">1.<text:tab/></text:span>What is a story point? How will you use story points to measure size of the <text:tab/>following fruits (fruit points) given the planning poker value ½, 1, 2, 3, 5,8,13, 20, <text:tab/>40, 100, infinity</text:p>
      <text:list xml:id="list5024731758459622113" text:style-name="L1">
        <text:list-item>
          <text:p text:style-name="P3"><text:span text:style-name="T10">Apple</text:span></text:p>
        </text:list-item>
        <text:list-item>
          <text:p text:style-name="P11"><text:span text:style-name="T3">Mango</text:span></text:p>
        </text:list-item>
        <text:list-item>
          <text:p text:style-name="P11"><text:span text:style-name="T3">Banana</text:span></text:p>
        </text:list-item>
        <text:list-item>
          <text:p text:style-name="P11"><text:span text:style-name="T3">Jack fruit</text:span></text:p>
        </text:list-item>
        <text:list-item>
          <text:p text:style-name="P11"><text:span text:style-name="T3">Pineapple</text:span></text:p>
        </text:list-item>
        <text:list-item>
          <text:p text:style-name="P11"><text:span text:style-name="T3">Gooseberry</text:span></text:p>
        </text:list-item>
        <text:list-item>
          <text:p text:style-name="P11"><text:span text:style-name="T3">Avocado</text:span></text:p>
        </text:list-item>
        <text:list-item>
          <text:p text:style-name="P11"><text:span text:style-name="T3">Lime</text:span></text:p>
        </text:list-item>
        <text:list-item>
          <text:p text:style-name="P11"><text:span text:style-name="T3">Pomegranate</text:span></text:p>
        </text:list-item>
        <text:list-item>
          <text:p text:style-name="P11"><text:span text:style-name="T3">Watermelon</text:span></text:p>
        </text:list-item>
      </text:list>
      <text:p text:style-name="P15"><text:span text:style-name="T5">Ans:<text:tab/></text:span></text:p>
      <text:list xml:id="list677190700783173384" text:style-name="L2">
        <text:list-item>
          <text:p text:style-name="P16"><text:span text:style-name="T6">Story point is a estimation based on the user stories which is used by the Scrum team. </text:span></text:p>
        </text:list-item>
        <text:list-item>
          <text:p text:style-name="P16"><text:span text:style-name="T6">Story points are generally expressed in the numerical ranges and are unit less.</text:span></text:p>
        </text:list-item>
      </text:list>
      <text:list xml:id="list1141133238141627897" text:style-name="L3">
        <text:list-item>
          <text:p text:style-name="P17"><text:span text:style-name="T7">It tells about how hard the story is and what influenced the story. </text:span></text:p>
        </text:list-item>
        <text:list-item>
          <text:p text:style-name="P18"><text:span text:style-name="T7">In simple terms , it is a measure of the complexity of story and efforts required for implementing the particular story. <text:s/></text:span></text:p>
        </text:list-item>
      </text:list>
      <text:p text:style-name="P23"><text:span text:style-name="T7"/></text:p>
      <text:p text:style-name="P23"><text:span text:style-name="T7">A</text:span><text:span text:style-name="T4">ssign the given planning poker values according to size appearance of the given fruits:</text:span></text:p>
      <text:list xml:id="list161941381168151" text:continue-numbering="true" text:style-name="L3">
        <text:list-header>
          <text:p text:style-name="P18"><text:span text:style-name="T12"/></text:p>
          <text:p text:style-name="P12"><text:span text:style-name="T7">A</text:span><text:span text:style-name="T4">pple<text:tab/><text:tab/>: 3</text:span></text:p>
          <text:p text:style-name="P12"><text:span text:style-name="T4">Mango<text:tab/>: 8</text:span></text:p>
          <text:p text:style-name="P12"><text:span text:style-name="T4">Banana<text:tab/>: 13</text:span></text:p>
          <text:p text:style-name="P12"><text:span text:style-name="T4">Jack fruit<text:tab/>: 100</text:span></text:p>
          <text:p text:style-name="P12"><text:span text:style-name="T4">Pineapple<text:tab/>: 20</text:span></text:p>
          <text:p text:style-name="P12"><text:span text:style-name="T4">Gooseberry<text:tab/>: </text:span><text:span text:style-name="T22">1/2</text:span></text:p>
          <text:p text:style-name="P12"><text:span text:style-name="T4">Avocado<text:tab/>: 2</text:span></text:p>
          <text:p text:style-name="P12"><text:span text:style-name="T4">Lime<text:tab/><text:tab/>: 1</text:span></text:p>
          <text:p text:style-name="P12"><text:span text:style-name="T4">Pomegranate: 5</text:span></text:p>
          <text:p text:style-name="P12"><text:span text:style-name="T4">Watermelon<text:tab/>: 40</text:span></text:p>
        </text:list-header>
      </text:list>
      <text:p text:style-name="P15"><text:span text:style-name="T7"/></text:p>
      <text:p text:style-name="P6"><text:span text:style-name="T17">2.<text:tab/></text:span>What are the points discussed during the daily standup meeting? What happens if <text:tab/>there is a problem a team member identifies during the standup meeting and how <text:tab/>the same will be resolved?</text:p>
      <text:p text:style-name="P13"><text:span text:style-name="T7">A</text:span><text:span text:style-name="T4">ns: <text:tab/>Points discussed during the daily standup meeting:</text:span></text:p>
      <text:list xml:id="list5709163769770035688" text:style-name="L4">
        <text:list-item>
          <text:p text:style-name="P19"><text:span text:style-name="T14">Discuss the target or context of the work to be done for the day</text:span></text:p>
        </text:list-item>
        <text:list-item>
          <text:p text:style-name="P19"><text:span text:style-name="T14">A brief about the previous day work </text:span></text:p>
        </text:list-item>
        <text:list-item>
          <text:p text:style-name="P20"><text:span text:style-name="T15">Raising</text:span><text:span text:style-name="T14"> </text:span><text:span text:style-name="T15">th</text:span><text:span text:style-name="T14">e issue, if any, faced by </text:span><text:span text:style-name="T15">any of the team member but the discussion about how to resolve the same is not done in standup meeting</text:span></text:p>
        </text:list-item>
      </text:list>
      <text:p text:style-name="P21"><text:soft-page-break/><text:span text:style-name="T14"/></text:p>
      <text:p text:style-name="P22"><text:span text:style-name="T14">I</text:span><text:span text:style-name="T13">f a team member raises any issue during the daily standup meeting, then the Scrum Master </text:span><text:span text:style-name="T16">helds/schedules a separate meeting </text:span><text:span text:style-name="T11">to resolve that specific issue and </text:span><text:span text:style-name="T16">only the people who are concerned</text:span><text:span text:style-name="T11"> with that issue are allowed to participate in that meeting but not all the Dev members. Identification of the issue is done in the standup meeting and the discussion to resolve the issue is done in separate meeting.</text:span></text:p>
      <text:p text:style-name="P22"><text:span text:style-name="T11"/></text:p>
      <text:p text:style-name="P7"><text:span text:style-name="T18"/></text:p>
      <text:p text:style-name="P7"><text:span text:style-name="T18">3.<text:tab/></text:span>What is the relationship between Epic, User story and Feature? What are themes?</text:p>
      <text:p text:style-name="P8">Ans:<text:tab/> <text:span text:style-name="T20">R</text:span>elationship between Epic, User story and Feature <text:span text:style-name="T20">can be explained using the hierarchical structure:</text:span></text:p>
      <text:p text:style-name="P8"><text:tab/><text:tab/><text:tab/><text:tab/><text:span text:style-name="T20">Epic -&gt; Feature -&gt; User story</text:span></text:p>
      <text:p text:style-name="P8"><text:span text:style-name="T20">Feature consists of the user stories and the feature is eventually an epic. Epic is a high level view of a product and the feature is the different categories or interfaces of the product. User stories are the detailed or can say the sub categories of different features.</text:span></text:p>
      <text:p text:style-name="P8"/>
      <text:p text:style-name="P9">Consider <text:span text:style-name="T21">an </text:span><text:span text:style-name="T19">example</text:span><text:span text:style-name="T21"> of ecommerce website. In this case epic is the front/first page of the website which contains different features such as different categories of products, payment gateway. User stories can be the filters for searching specific product, add to cart option to save the product.</text:span></text:p>
      <text:p text:style-name="P9"/>
      <text:p text:style-name="P9"><text:span text:style-name="T21">A </text:span><text:span text:style-name="T19">theme</text:span><text:span text:style-name="T21"> can be a group of user stories that share the common attributes and can be gouped together under a common theme.</text:span> </text:p>
      <text:p text:style-name="P2"/>
      <text:p text:style-name="P10"/>
      <text:p text:style-name="P10">4.<text:tab/>Provide an example of Feature and user stories for the below Epic:</text:p>
      <text:p text:style-name="P4"><text:tab/>Epic: Allow the customers to manage their own accounts in the web portal</text:p>
      <text:p text:style-name="P14"><text:span text:style-name="T8">A</text:span><text:span text:style-name="T4">ns:<text:tab/></text:span><text:span text:style-name="T9">Consider the example of any bank website. Feature here can be the login page which may contain the login ID, password, home page which may contain the different banking options, main menu option.</text:span></text:p>
      <text:p text:style-name="P14"><text:span text:style-name="T9">User stories here can be the setting of the new password, accounts, card blocking options, loan options, insurance options, requesting for closing of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3:10:26.428842352</meta:creation-date>
    <dc:date>2016-08-20T16:19:39.513898247</dc:date>
    <meta:editing-duration>PT33S</meta:editing-duration>
    <meta:editing-cycles>1</meta:editing-cycles>
    <meta:document-statistic meta:table-count="0" meta:image-count="0" meta:object-count="0" meta:page-count="2" meta:paragraph-count="45" meta:word-count="582" meta:character-count="3185" meta:non-whitespace-character-count="2650"/>
    <meta:generator>LibreOffice/5.1.4.2$Linux_X86_64 LibreOffice_project/10m0$Build-2</meta:generator>
  </office:meta>
</office:document-meta>
</file>